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77000003226AD3C623C902407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ewsGotT" svg:font-family="NewsGotT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28in"/>
    </style:style>
    <style:style style:name="co2" style:family="table-column">
      <style:table-column-properties fo:break-before="auto" style:column-width="2.2028in"/>
    </style:style>
    <style:style style:name="co3" style:family="table-column">
      <style:table-column-properties fo:break-before="auto" style:column-width="1.9846in"/>
    </style:style>
    <style:style style:name="co4" style:family="table-column">
      <style:table-column-properties fo:break-before="auto" style:column-width="2.039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2.5673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3965in"/>
    </style:style>
    <style:style style:name="co9" style:family="table-column">
      <style:table-column-properties fo:break-before="auto" style:column-width="1.102in"/>
    </style:style>
    <style:style style:name="co10" style:family="table-column">
      <style:table-column-properties fo:break-before="auto" style:column-width="1.3528in"/>
    </style:style>
    <style:style style:name="co11" style:family="table-column">
      <style:table-column-properties fo:break-before="auto" style:column-width="0.922in"/>
    </style:style>
    <style:style style:name="co12" style:family="table-column">
      <style:table-column-properties fo:break-before="auto" style:column-width="3.9083in"/>
    </style:style>
    <style:style style:name="co13" style:family="table-column">
      <style:table-column-properties fo:break-before="auto" style:column-width="4.0543in"/>
    </style:style>
    <style:style style:name="co14" style:family="table-column">
      <style:table-column-properties fo:break-before="auto" style:column-width="2.998in"/>
    </style:style>
    <style:style style:name="co15" style:family="table-column">
      <style:table-column-properties fo:break-before="auto" style:column-width="2.0874in"/>
    </style:style>
    <style:style style:name="co16" style:family="table-column">
      <style:table-column-properties fo:break-before="auto" style:column-width="0.8492in"/>
    </style:style>
    <style:style style:name="co17" style:family="table-column">
      <style:table-column-properties fo:break-before="auto" style:column-width="3.9571in"/>
    </style:style>
    <style:style style:name="co18" style:family="table-column">
      <style:table-column-properties fo:break-before="auto" style:column-width="1.7319in"/>
    </style:style>
    <style:style style:name="co19" style:family="table-column">
      <style:table-column-properties fo:break-before="auto" style:column-width="2.6764in"/>
    </style:style>
    <style:style style:name="co20" style:family="table-column">
      <style:table-column-properties fo:break-before="auto" style:column-width="1.6201in"/>
    </style:style>
    <style:style style:name="co21" style:family="table-column">
      <style:table-column-properties fo:break-before="auto" style:column-width="1.602in"/>
    </style:style>
    <style:style style:name="co22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2756in" fo:break-before="auto" style:use-optimal-row-height="false"/>
    </style:style>
    <style:style style:name="ro6" style:family="table-row">
      <style:table-row-properties style:row-height="0.4173in" fo:break-before="auto" style:use-optimal-row-height="fals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1.55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99pt solid #ffffff"/>
    </style:style>
    <style:style style:name="ce2" style:family="table-cell" style:parent-style-name="Default">
      <style:table-cell-properties style:diagonal-bl-tr="none" style:diagonal-tl-br="none" fo:border="0.51pt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Default">
      <style:table-cell-properties fo:border-bottom="0.99pt solid #ffffff" style:diagonal-bl-tr="none" style:diagonal-tl-br="none" fo:border-left="0.99pt solid #ffffff" fo:border-right="none" fo:border-top="0.99pt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in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0.51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0.06pt solid #999999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1.11pt double #999999" style:border-line-width-bottom="0.0008in 0.0138in 0.0008in" style:diagonal-bl-tr="none" style:diagonal-tl-br="none" style:text-align-source="fix" style:repeat-content="false" fo:background-color="transparent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0.51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51pt solid #ffffff"/>
      <style:text-properties style:font-name="NewsGotT" fo:font-size="14pt" style:font-size-asian="14pt" style:font-size-complex="14pt"/>
    </style:style>
    <style:style style:name="ce11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1.11pt double #999999" style:border-line-width-left="0.0008in 0.0138in 0.0008in" fo:border-right="0.51pt solid #999999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08in 0.0138in 0.0008in" fo:border-right="0.51pt solid #999999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08in 0.0138in 0.0008in" fo:border-right="0.51pt solid #999999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1.11pt double #999999" style:border-line-width-bottom="0.0008in 0.0138in 0.0008in" style:text-align-source="fix" style:repeat-content="false" fo:wrap-option="wrap" fo:border-left="1.11pt double #999999" style:border-line-width-left="0.0008in 0.0138in 0.0008in" fo:border-right="0.51pt solid #999999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1.11pt double #999999" style:border-line-width="0.0008in 0.0138in 0.0008in" style:vertical-align="middle"/>
      <style:paragraph-properties fo:text-align="start" fo:margin-left="0in"/>
      <style:text-properties style:font-name="NewsGotT" fo:font-size="14pt" fo:font-weight="bold" style:font-size-asian="14pt" style:font-size-complex="14pt"/>
    </style:style>
    <style:style style:name="ce16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08in 0.0138in 0.0008in" fo:border-right="1.11pt double #999999" style:border-line-width-right="0.0008in 0.0138in 0.0008in" fo:border-top="1.11pt double #999999" style:border-line-width-top="0.0008in 0.0138in 0.0008in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08in 0.0138in 0.0008in" fo:border-right="1.11pt double #999999" style:border-line-width-right="0.0008in 0.0138in 0.0008in" fo:border-top="0.06pt solid #999999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1.11pt double #999999" style:border-line-width-bottom="0.0008in 0.0138in 0.0008in" style:diagonal-bl-tr="none" style:diagonal-tl-br="none" fo:border-left="1.11pt double #999999" style:border-line-width-left="0.0008in 0.0138in 0.0008in" fo:border-right="1.11pt double #999999" style:border-line-width-right="0.0008in 0.0138in 0.0008in" fo:border-top="0.06pt solid #999999"/>
      <style:text-properties style:font-name="NewsGotT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</style:style>
    <style:style style:name="ce21" style:family="table-cell" style:parent-style-name="Default">
      <style:table-cell-properties fo:background-color="#ffffff" fo:border="0.06pt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="0.99pt solid #ffffff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in"/>
      <style:text-properties style:font-name="NewsGotT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in"/>
      <style:text-properties style:font-name="NewsGotT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08in 0.0138in 0.0008in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08in 0.0138in 0.0008in" style:rotation-angle="0" style:rotation-align="none" style:shrink-to-fit="false" fo:border-top="0.51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06pt solid #999999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1.11pt double #999999" style:border-line-width-bottom="0.0008in 0.0138in 0.0008in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51pt solid #999999" fo:border-right="0.51pt solid #999999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4pt" fo:font-weight="bold" style:font-size-asian="14pt" style:font-size-complex="14pt"/>
    </style:style>
    <style:style style:name="ce120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0.51pt solid #999999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21" style:family="table-cell" style:parent-style-name="Default" style:data-style-name="N100">
      <style:table-cell-properties style:text-align-source="fix" style:repeat-content="false" fo:wrap-option="wrap" fo:border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22" style:family="table-cell" style:parent-style-name="Default" style:data-style-name="N100">
      <style:table-cell-properties fo:border-bottom="1.11pt double #999999" style:border-line-width-bottom="0.0008in 0.0138in 0.0008in" style:text-align-source="fix" style:repeat-content="false" fo:wrap-option="wrap" fo:border-left="0.51pt solid #999999" fo:border-right="0.51pt solid #999999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36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in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6pt solid #999999" style:diagonal-bl-tr="none" style:diagonal-tl-br="none" fo:border-left="0.06pt solid #999999" fo:border-right="0.06pt solid #999999" fo:border-top="1.11pt double #999999" style:border-line-width-top="0.0008in 0.0138in 0.0008in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6pt solid #999999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1.11pt double #999999" style:border-line-width-bottom="0.0008in 0.0138in 0.0008in" style:diagonal-bl-tr="none" style:diagonal-tl-br="none" fo:border-left="0.06pt solid #999999" fo:border-right="0.06pt solid #999999" fo:border-top="0.06pt solid #999999"/>
      <style:text-properties style:font-name="NewsGotT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6pt solid #ffffff"/>
    </style:style>
    <style:style style:name="ce41" style:family="table-cell" style:parent-style-name="Default">
      <style:table-cell-properties fo:border="0.51pt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in"/>
    </style:style>
    <style:style style:name="ce130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in"/>
    </style:style>
    <style:style style:name="ce4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22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1.11pt double #999999" style:border-line-width-bottom="0.0008in 0.0138in 0.0008in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51pt solid #999999" fo:border-right="1.11pt double #999999" style:border-line-width-right="0.0008in 0.0138in 0.0008in" fo:border-top="1.11pt double #999999" style:border-line-width-top="0.0008in 0.0138in 0.0008in" style:vertical-align="middle"/>
      <style:paragraph-properties fo:text-align="center" fo:margin-left="0in"/>
      <style:text-properties style:font-name="Eras Md BT" fo:font-size="12pt" fo:font-weight="bold"/>
    </style:style>
    <style:style style:name="ce138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08in 0.0138in 0.0008in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39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08in 0.0138in 0.0008in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40" style:family="table-cell" style:parent-style-name="Default" style:data-style-name="N100">
      <style:table-cell-properties fo:border-bottom="1.11pt double #999999" style:border-line-width-bottom="0.0008in 0.0138in 0.0008in" style:text-align-source="fix" style:repeat-content="false" fo:wrap-option="wrap" fo:border-left="0.51pt solid #999999" fo:border-right="1.11pt double #999999" style:border-line-width-right="0.0008in 0.0138in 0.0008in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08in 0.0138in 0.0008in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11pt double #999999" style:border-line-width-bottom="0.0008in 0.0138in 0.0008in" style:diagonal-bl-tr="none" style:diagonal-tl-br="none" style:text-align-source="fix" style:repeat-content="false" fo:wrap-option="wrap" fo:border-left="0.51pt solid #999999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51pt solid #999999" fo:border-right="1.11pt double #999999" style:border-line-width-right="0.0008in 0.0138in 0.0008in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4pt" fo:font-weight="bold" style:font-size-asian="14pt" style:font-size-complex="14pt"/>
    </style:style>
    <style:style style:name="ce58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06pt solid #999999" fo:border-right="1.11pt double #999999" style:border-line-width-right="0.0008in 0.0138in 0.0008in" fo:border-top="0.06pt solid #999999" style:vertical-align="middle"/>
      <style:paragraph-properties fo:text-align="center" fo:margin-left="0in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08in 0.0138in 0.0008in" fo:border-top="1.11pt double #999999" style:border-line-width-top="0.0008in 0.0138in 0.0008in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08in 0.0138in 0.0008in" fo:border-top="0.06pt solid #999999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1.11pt double #999999" style:border-line-width-bottom="0.0008in 0.0138in 0.0008in" style:diagonal-bl-tr="none" style:diagonal-tl-br="none" fo:border-left="0.06pt solid #999999" fo:border-right="1.11pt double #999999" style:border-line-width-right="0.0008in 0.0138in 0.0008in" fo:border-top="0.06pt solid #999999"/>
      <style:text-properties style:font-name="NewsGotT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51pt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6pt solid #ffffff" fo:border-top="0.06pt solid #ffffff"/>
    </style:style>
    <style:style style:name="ce66" style:family="table-cell" style:parent-style-name="Default">
      <style:table-cell-properties fo:border-bottom="0.99pt solid #ffffff" style:diagonal-bl-tr="none" style:diagonal-tl-br="none" fo:border-left="none" fo:border-right="0.99pt solid #ffffff" fo:border-top="0.99pt solid #ffffff"/>
    </style:style>
    <style:style style:name="ce67" style:family="table-cell" style:parent-style-name="Default">
      <style:table-cell-properties style:diagonal-bl-tr="none" style:diagonal-tl-br="none" fo:border="0.99pt solid #ffffff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1.11pt double #999999" style:border-line-width="0.0008in 0.0138in 0.0008in" style:direction="ltr" style:rotation-angle="0" style:rotation-align="none" style:shrink-to-fit="false" style:vertical-align="middle"/>
      <style:paragraph-properties fo:text-align="justify" fo:margin-left="0in" style:writing-mode="page"/>
      <style:text-properties style:font-name="NewsGotT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1.11pt double #b3b3b3" style:border-line-width-bottom="0.0008in 0.0138in 0.0008in" fo:background-color="#e6e6e6" style:text-align-source="fix" style:repeat-content="false" fo:border-left="1.11pt double #b3b3b3" style:border-line-width-left="0.0008in 0.0138in 0.0008in" fo:border-right="0.99pt solid #b3b3b3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1.11pt double #b3b3b3" style:border-line-width-left="0.0008in 0.0138in 0.0008in" fo:border-right="0.99pt solid #b3b3b3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1.11pt double #b3b3b3" style:border-line-width-bottom="0.0008in 0.0138in 0.0008in" style:text-align-source="fix" style:repeat-content="false" fo:border-left="1.11pt double #b3b3b3" style:border-line-width-left="0.0008in 0.0138in 0.0008in" fo:border-right="0.99pt solid #b3b3b3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99pt solid #ffffff" fo:border-top="none"/>
    </style:style>
    <style:style style:name="ce73" style:family="table-cell" style:parent-style-name="Default">
      <style:table-cell-properties fo:border-bottom="1.11pt double #b3b3b3" style:border-line-width-bottom="0.0008in 0.0138in 0.0008in" fo:background-color="#e6e6e6" style:text-align-source="fix" style:repeat-content="false" fo:border-left="1.11pt double #b3b3b3" style:border-line-width-left="0.0008in 0.0138in 0.0008in" fo:border-right="none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b3b3b3" fo:background-color="#e6e6e6" style:text-align-source="fix" style:repeat-content="false" fo:border-left="1.11pt double #b3b3b3" style:border-line-width-left="0.0008in 0.0138in 0.0008in" fo:border-right="none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b3b3b3" style:text-align-source="fix" style:repeat-content="false" fo:border-left="1.11pt double #b3b3b3" style:border-line-width-left="0.0008in 0.0138in 0.0008in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1.11pt double #b3b3b3" style:border-line-width-bottom="0.0008in 0.0138in 0.0008in" style:text-align-source="fix" style:repeat-content="false" fo:border-left="1.11pt double #b3b3b3" style:border-line-width-left="0.0008in 0.0138in 0.0008in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1.11pt double #b3b3b3" style:border-line-width-bottom="0.0008in 0.0138in 0.0008in" fo:border-left="none" fo:border-right="none" fo:border-top="1.11pt double #b3b3b3" style:border-line-width-top="0.0008in 0.0138in 0.0008in"/>
      <style:text-properties style:font-name="NewsGotT" fo:font-size="13pt" style:font-size-asian="13pt" style:font-size-complex="13pt"/>
    </style:style>
    <style:style style:name="ce78" style:family="table-cell" style:parent-style-name="Default">
      <style:table-cell-properties fo:border-bottom="none" fo:border-left="0.99pt solid #b3b3b3" fo:border-right="0.99pt solid #b3b3b3" fo:border-top="1.11pt double #b3b3b3" style:border-line-width-top="0.0008in 0.0138in 0.0008in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1.11pt double #b3b3b3" style:border-line-width-bottom="0.0008in 0.0138in 0.0008in" fo:border-left="0.99pt solid #b3b3b3" fo:border-right="0.99pt solid #b3b3b3" fo:border-top="none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99pt solid #999999" style:diagonal-bl-tr="none" style:diagonal-tl-br="none" fo:border-left="0.99pt solid #ffffff" fo:border-right="0.99pt solid #ffffff" fo:border-top="0.99pt solid #999999"/>
    </style:style>
    <style:style style:name="ce81" style:family="table-cell" style:parent-style-name="Default">
      <style:text-properties style:font-name="NewsGotT" fo:font-size="13pt" style:font-size-asian="13pt" style:font-size-complex="13pt"/>
    </style:style>
    <style:style style:name="ce82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b3b3b3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1.11pt double #b3b3b3" style:border-line-width-bottom="0.0008in 0.0138in 0.0008in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1.11pt double #b3b3b3" style:border-line-width-bottom="0.0008in 0.0138in 0.0008in" fo:background-color="#e6e6e6" style:text-align-source="fix" style:repeat-content="false" fo:border-left="0.99pt solid #b3b3b3" fo:border-right="0.99pt solid #b3b3b3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ewsGotT" fo:font-size="13pt" style:font-size-asian="13pt" style:font-size-complex="13pt"/>
    </style:style>
    <style:style style:name="ce87" style:family="table-cell" style:parent-style-name="Default">
      <style:table-cell-properties fo:border-bottom="1.11pt double #b3b3b3" style:border-line-width-bottom="0.0008in 0.0138in 0.0008in" style:text-align-source="fix" style:repeat-content="false" fo:border-left="0.99pt solid #b3b3b3" fo:border-right="0.99pt solid #b3b3b3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99pt solid #ffffff" style:diagonal-bl-tr="none" style:diagonal-tl-br="none" fo:border-left="0.99pt solid #ffffff" fo:border-right="0.99pt solid #ffffff" fo:border-top="none"/>
    </style:style>
    <style:style style:name="ce89" style:family="table-cell" style:parent-style-name="Default">
      <style:table-cell-properties fo:border-bottom="none" style:diagonal-bl-tr="none" style:diagonal-tl-br="none" fo:border-left="1.11pt double #b3b3b3" style:border-line-width-left="0.0008in 0.0138in 0.0008in" fo:border-right="none" fo:border-top="0.99pt solid #ffffff"/>
      <style:text-properties style:font-name="NewsGotT" fo:font-size="13pt" style:font-size-asian="13pt" style:font-size-complex="13pt"/>
    </style:style>
    <style:style style:name="ce90" style:family="table-cell" style:parent-style-name="Default">
      <style:table-cell-properties style:diagonal-bl-tr="none" style:diagonal-tl-br="none" fo:border="0.99pt solid #ffffff"/>
      <style:text-properties style:font-name="NewsGotT" fo:font-size="13pt" style:font-size-asian="13pt" style:font-size-complex="13pt"/>
    </style:style>
    <style:style style:name="ce91" style:family="table-cell" style:parent-style-name="Default">
      <style:table-cell-properties fo:border-bottom="1.11pt double #b3b3b3" style:border-line-width-bottom="0.0008in 0.0138in 0.0008in" fo:background-color="#e6e6e6" style:text-align-source="fix" style:repeat-content="false" fo:border-left="0.99pt solid #b3b3b3" fo:border-right="1.11pt double #b3b3b3" style:border-line-width-right="0.0008in 0.0138in 0.0008in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0.99pt solid #b3b3b3" fo:border-right="1.11pt double #b3b3b3" style:border-line-width-right="0.0008in 0.0138in 0.0008in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1.11pt double #b3b3b3" style:border-line-width-bottom="0.0008in 0.0138in 0.0008in" fo:background-color="#ffffff" style:text-align-source="fix" style:repeat-content="false" fo:border-left="0.99pt solid #b3b3b3" fo:border-right="1.11pt double #b3b3b3" style:border-line-width-right="0.0008in 0.0138in 0.0008in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none"/>
    </style:style>
    <style:style style:name="ce95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0.99pt solid #ffffff"/>
    </style:style>
    <style:style style:name="ce96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b3b3b3" fo:background-color="#e6e6e6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1.11pt double #b3b3b3" style:border-line-width-bottom="0.0008in 0.0138in 0.0008in" fo:background-color="#e6e6e6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1.11pt double #b3b3b3" style:border-line-width-right="0.0008in 0.0138in 0.0008in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e6e6e6" fo:border-left="none" fo:border-right="1.11pt double #b3b3b3" style:border-line-width-right="0.0008in 0.0138in 0.0008in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1.11pt double #b3b3b3" style:border-line-width-bottom="0.0008in 0.0138in 0.0008in" fo:background-color="#e6e6e6" fo:border-left="none" fo:border-right="1.11pt double #b3b3b3" style:border-line-width-right="0.0008in 0.0138in 0.0008in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ewsGotT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style:font-name="NewsGotT" fo:font-size="13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3" style:family="text">
      <style:text-properties style:font-name="NewsGotT" fo:font-size="13pt" fo:font-weight="normal" style:font-weight-asian="normal"/>
    </style:style>
    <style:style style:name="T4" style:family="text">
      <style:text-properties style:font-name="NewsGotT" fo:font-size="13pt" fo:font-weight="normal" style:font-size-asian="12pt" style:font-size-complex="12pt" style:font-weight-asian="normal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113" table:number-columns-spanned="3" table:number-rows-spanned="1"/>
          <table:covered-table-cell table:number-columns-repeated="2"/>
          <table:table-cell table:style-name="ce113" table:number-columns-spanned="3" table:number-rows-spanned="1"/>
          <table:covered-table-cell table:number-columns-repeated="2"/>
          <table:table-cell table:number-columns-repeated="248"/>
        </table:table-row>
        <table:table-row table:style-name="ro2">
          <table:table-cell>
            <draw:frame table:end-cell-address="'Hoja de Control'.B8" table:end-x="1.4685in" table:end-y="0.4051in" draw:z-index="0" draw:name="Imagen 2" draw:style-name="gr1" draw:text-style-name="P1" svg:width="1.598in" svg:height="1.1079in" svg:x="0.7433in" svg:y="0.1209in">
              <draw:image xlink:href="Pictures/1000000000000477000003226AD3C623C9024070.jpg" xlink:type="simple" xlink:show="embed" xlink:actuate="onLoad" draw:mime-type="image/jpeg">
                <text:p/>
              </draw:image>
            </draw:frame>
          </table:table-cell>
          <table:table-cell/>
          <table:table-cell table:style-name="ce113" table:number-columns-spanned="3" table:number-rows-spanned="1"/>
          <table:covered-table-cell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2" table:number-rows-spanned="1">
            <text:p>&lt;Nombre Proyecto&gt;</text:p>
          </table:table-cell>
          <table:covered-table-cell table:style-name="ce42"/>
          <table:table-cell/>
          <table:table-cell table:style-name="ce113" office:value-type="string" calcext:value-type="string">
            <text:p>&lt;Unidad Organizativa&gt;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3" table:number-rows-spanned="1">
            <text:p>Plan de Pruebas Unitarias</text:p>
          </table:table-cell>
          <table:covered-table-cell table:number-columns-repeated="2" table:style-name="ce130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5"/>
          <table:table-cell table:style-name="ce130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/>
          <table:table-cell table:style-name="ce5" office:value-type="string" calcext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250"/>
        </table:table-row>
        <table:table-row table:style-name="ro4">
          <table:table-cell/>
          <table:table-cell table:style-name="ce6" office:value-type="string" calcext:value-type="string">
            <text:p>Organismo</text:p>
          </table:table-cell>
          <table:table-cell table:style-name="ce28" office:value-type="string" calcext:value-type="string" table:number-columns-spanned="4" table:number-rows-spanned="1">
            <text:p>&lt;Nombre Consejería u Organismo Autónomo&gt;</text:p>
          </table:table-cell>
          <table:covered-table-cell table:number-columns-repeated="2" table:style-name="ce44"/>
          <table:covered-table-cell table:style-name="ce54"/>
          <table:table-cell table:number-columns-repeated="250"/>
        </table:table-row>
        <table:table-row table:style-name="ro4">
          <table:table-cell/>
          <table:table-cell table:style-name="ce7" office:value-type="string" calcext:value-type="string">
            <text:p>Proyecto</text:p>
          </table:table-cell>
          <table:table-cell table:style-name="ce116" office:value-type="string" calcext:value-type="string" table:number-columns-spanned="4" table:number-rows-spanned="1">
            <text:p>&lt;Nombre Proyecto&gt;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250"/>
        </table:table-row>
        <table:table-row table:style-name="ro4">
          <table:table-cell/>
          <table:table-cell table:style-name="ce7" office:value-type="string" calcext:value-type="string">
            <text:p>Entregable</text:p>
          </table:table-cell>
          <table:table-cell table:style-name="ce116" office:value-type="string" calcext:value-type="string" table:number-columns-spanned="4" table:number-rows-spanned="1">
            <text:p>Plan de Pruebas Unitarias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250"/>
        </table:table-row>
        <table:table-row table:style-name="ro5">
          <table:table-cell/>
          <table:table-cell table:style-name="ce7" office:value-type="string" calcext:value-type="string">
            <text:p>Autor</text:p>
          </table:table-cell>
          <table:table-cell table:style-name="ce116" office:value-type="string" calcext:value-type="string" table:number-columns-spanned="4" table:number-rows-spanned="1">
            <text:p>&lt;Nombre de la Empresa&gt;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250"/>
        </table:table-row>
        <table:table-row table:style-name="ro5">
          <table:table-cell/>
          <table:table-cell table:style-name="ce8" office:value-type="string" calcext:value-type="string">
            <text:p>Versión / Edición</text:p>
          </table:table-cell>
          <table:table-cell table:style-name="ce117" office:value-type="string" calcext:value-type="string" table:number-columns-spanned="2" table:number-rows-spanned="1">
            <text:p>0100</text:p>
          </table:table-cell>
          <table:covered-table-cell table:style-name="ce117"/>
          <table:table-cell table:style-name="ce47" office:value-type="string" calcext:value-type="string">
            <text:p>Fecha Versión</text:p>
          </table:table-cell>
          <table:table-cell table:style-name="ce55" office:value-type="string" calcext:value-type="string">
            <text:p>DD/MM/AAAA</text:p>
          </table:table-cell>
          <table:table-cell table:number-columns-repeated="250"/>
        </table:table-row>
        <table:table-row table:style-name="ro5">
          <table:table-cell/>
          <table:table-cell table:style-name="ce8" office:value-type="string" calcext:value-type="string">
            <text:p>Aprobado Por</text:p>
          </table:table-cell>
          <table:table-cell table:style-name="ce117" table:number-columns-spanned="2" table:number-rows-spanned="1"/>
          <table:covered-table-cell table:style-name="ce117"/>
          <table:table-cell table:style-name="ce48" office:value-type="string" calcext:value-type="string">
            <text:p>Fecha Aprobación</text:p>
          </table:table-cell>
          <table:table-cell table:style-name="ce55" office:value-type="string" calcext:value-type="string">
            <text:p>DD/MM/AAAA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Default"/>
          <table:table-cell table:style-name="ce9"/>
          <table:table-cell table:style-name="ce118" table:number-columns-spanned="2" table:number-rows-spanned="1"/>
          <table:covered-table-cell table:style-name="ce118"/>
          <table:table-cell table:style-name="ce49" office:value-type="string" calcext:value-type="string">
            <text:p>Nº Total de Páginas</text:p>
          </table:table-cell>
          <table:table-cell table:style-name="ce56" office:value-type="string" calcext:value-type="string">
            <text:p>4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ce2" table:number-columns-repeated="7"/>
          <table:table-cell table:number-columns-repeated="249"/>
        </table:table-row>
        <table:table-row table:style-name="ro5">
          <table:table-cell table:style-name="Default"/>
          <table:table-cell table:style-name="ce10" office:value-type="string" calcext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 calcext:value-type="string">
            <text:p>SI</text:p>
          </table:table-cell>
          <table:table-cell table:number-columns-repeated="240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248"/>
        </table:table-row>
        <table:table-row table:style-name="ro6">
          <table:table-cell/>
          <table:table-cell table:style-name="ce11" office:value-type="string" calcext:value-type="string">
            <text:p>Versión</text:p>
          </table:table-cell>
          <table:table-cell table:style-name="ce119" office:value-type="string" calcext:value-type="string">
            <text:p>Causa del cambio</text:p>
          </table:table-cell>
          <table:table-cell table:style-name="ce119" office:value-type="string" calcext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 calcext:value-type="string">
            <text:p>Fecha del cambio</text:p>
          </table:table-cell>
          <table:table-cell table:style-name="ce2" table:number-columns-repeated="2"/>
          <table:table-cell table:number-columns-repeated="248"/>
        </table:table-row>
        <table:table-row table:style-name="ro5">
          <table:table-cell/>
          <table:table-cell table:style-name="ce12" office:value-type="string" calcext:value-type="string">
            <text:p>0100</text:p>
          </table:table-cell>
          <table:table-cell table:style-name="ce120" office:value-type="string" calcext:value-type="string">
            <text:p>Versión Inicial</text:p>
          </table:table-cell>
          <table:table-cell table:style-name="ce120" office:value-type="string" calcext:value-type="string" table:number-columns-spanned="2" table:number-rows-spanned="1">
            <text:p>&lt;Nombre Apellido1 Apellido2&gt;</text:p>
          </table:table-cell>
          <table:covered-table-cell table:style-name="ce138"/>
          <table:table-cell table:style-name="ce138" office:value-type="string" calcext:value-type="string">
            <text:p>DD/MM/AAAA</text:p>
          </table:table-cell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4"/>
          <table:table-cell table:style-name="ce122"/>
          <table:table-cell table:style-name="ce122" table:number-columns-spanned="2" table:number-rows-spanned="1"/>
          <table:covered-table-cell table:style-name="ce140"/>
          <table:table-cell table:style-name="ce140"/>
          <table:table-cell table:style-name="ce2" table:number-columns-repeated="2"/>
          <table:table-cell table:number-columns-repeated="248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248"/>
        </table:table-row>
        <table:table-row table:style-name="ro5">
          <table:table-cell/>
          <table:table-cell table:style-name="ce10" office:value-type="string" calcext:value-type="string">
            <text:p>CONTROL DE DISTRIBUCIÓN</text:p>
          </table:table-cell>
          <table:table-cell table:style-name="ce2" table:number-columns-repeated="6"/>
          <table:table-cell table:number-columns-repeated="248"/>
        </table:table-row>
        <table:table-row table:style-name="ro6">
          <table:table-cell/>
          <table:table-cell table:style-name="ce2" table:number-columns-repeated="7"/>
          <table:table-cell table:number-columns-repeated="248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Nombre y Apellidos</text:p>
          </table:table-cell>
          <table:covered-table-cell table:number-columns-repeated="3" table:style-name="ce36"/>
          <table:covered-table-cell table:style-name="ce58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6" table:number-columns-spanned="5" table:number-rows-spanned="1"/>
          <table:covered-table-cell table:number-columns-repeated="3" table:style-name="ce37"/>
          <table:covered-table-cell table:style-name="ce5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246"/>
        </table:table-row>
        <table:table-row table:style-name="ro7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63"/>
          <table:table-cell table:style-name="ce2"/>
          <table:table-cell table:number-columns-repeated="248"/>
        </table:table-row>
        <table:table-row table:style-name="ro7">
          <table:table-cell/>
          <table:table-cell table:style-name="ce18" table:number-columns-spanned="5" table:number-rows-spanned="1"/>
          <table:covered-table-cell table:number-columns-repeated="3" table:style-name="ce39"/>
          <table:covered-table-cell table:style-name="ce61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247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247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24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uebas Unitarias" table:style-name="ta1" table:print-ranges="'Pruebas Unitarias'.A1:'Pruebas Unitarias'.H37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243" table:default-cell-style-name="ce1"/>
        <table:table-row table:style-name="ro1" table:number-rows-repeated="4">
          <table:table-cell table:number-columns-repeated="259"/>
        </table:table-row>
        <table:table-row table:style-name="ro2">
          <table:table-cell table:number-columns-repeated="2"/>
          <table:table-cell table:style-name="ce113" table:number-columns-spanned="4" table:number-rows-spanned="1"/>
          <table:covered-table-cell table:style-name="ce113"/>
          <table:covered-table-cell table:number-columns-repeated="2"/>
          <table:table-cell table:number-columns-repeated="253"/>
        </table:table-row>
        <table:table-row table:style-name="ro2">
          <table:table-cell>
            <draw:frame table:end-cell-address="'Pruebas Unitarias'.C8" table:end-x="0.5496in" table:end-y="0.4051in" draw:z-index="0" draw:name="Imagen 2" draw:style-name="gr1" draw:text-style-name="P1" svg:width="1.6012in" svg:height="1.1079in" svg:x="0.7433in" svg:y="0.1209in">
              <draw:image xlink:href="Pictures/1000000000000477000003226AD3C623C9024070.jpg" xlink:type="simple" xlink:show="embed" xlink:actuate="onLoad" draw:mime-type="image/jpeg">
                <text:p/>
              </draw:image>
            </draw:frame>
          </table:table-cell>
          <table:table-cell/>
          <table:table-cell table:style-name="ce113" table:number-columns-spanned="4" table:number-rows-spanned="1"/>
          <table:covered-table-cell table:style-name="ce113"/>
          <table:covered-table-cell table:number-columns-repeated="2"/>
          <table:table-cell table:number-columns-repeated="253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3" table:number-rows-spanned="1">
            <text:p>&lt;Nombre Proyecto&gt;</text:p>
          </table:table-cell>
          <table:covered-table-cell table:style-name="ce113"/>
          <table:covered-table-cell table:style-name="ce42"/>
          <table:table-cell table:number-columns-repeated="254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3" table:number-rows-spanned="1">
            <text:p>Plan de Pruebas Unitarias</text:p>
          </table:table-cell>
          <table:covered-table-cell table:style-name="ce113"/>
          <table:covered-table-cell table:style-name="ce130"/>
          <table:table-cell table:style-name="ce130" table:number-columns-repeated="6"/>
          <table:table-cell table:number-columns-repeated="248"/>
        </table:table-row>
        <table:table-row table:style-name="ro1" table:number-rows-repeated="3">
          <table:table-cell table:number-columns-repeated="25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"/>
          <table:table-cell table:number-columns-repeated="245"/>
        </table:table-row>
        <table:table-row table:style-name="ro9">
          <table:table-cell table:style-name="Default"/>
          <table:table-cell table:style-name="ce68" office:value-type="string" calcext:value-type="string" table:number-columns-spanned="7" table:number-rows-spanned="3">
            <text:p><text:span text:style-name="T1">Nota : </text:span><text:span text:style-name="T2">Para cada caso de prueba se debe mostrar la siguiente información:</text:span></text:p>
            <text:p><text:span text:style-name="T3">- Número del caso de prueba: Número secuencia que hace referencia a los casos de pruebas definidos.</text:span></text:p>
            <text:p><text:span text:style-name="T3">- Componente al que hace referencia cada caso de prueba</text:span></text:p>
            <text:p><text:span text:style-name="T3">- Prerrequisitos que se deben cumplir para realizar cada caso de prueba</text:span></text:p>
            <text:p><text:span text:style-name="T3">- Descripción de cada una de las acciones a comprobar</text:span></text:p>
            <text:p><text:span text:style-name="T3">- Los datos que se utilizarán de entrada</text:span></text:p>
            <text:p><text:span text:style-name="T3">- La salida que se espera de ejectura cada paso</text:span></text:p>
            <text:p><text:span text:style-name="T4">- Las columnas sombreadas, correspondientes a 'Resultados' se rellenarán una vez ejecutadas las pruebas, obteniendo así el Informe de Resultado de Pruebas Unitarias</text:span></text:p>
            <text:p/>
          </table:table-cell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3"/>
          <table:table-cell table:style-name="Default" table:number-columns-repeated="2"/>
          <table:table-cell table:style-name="ce2"/>
          <table:table-cell table:number-columns-repeated="245"/>
        </table:table-row>
        <table:table-row table:style-name="ro5">
          <table:table-cell table:style-name="Default"/>
          <table:covered-table-cell/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 table:number-columns-repeated="13"/>
          <table:table-cell table:style-name="ce2"/>
          <table:table-cell table:number-columns-repeated="245"/>
        </table:table-row>
        <table:table-row table:style-name="ro5">
          <table:table-cell/>
          <table:table-cell table:style-name="ce69" office:value-type="string" calcext:value-type="string" table:number-columns-spanned="2" table:number-rows-spanned="1">
            <text:p>Número del Caso de Prueba</text:p>
          </table:table-cell>
          <table:covered-table-cell table:style-name="ce77"/>
          <table:table-cell table:style-name="ce85" office:value-type="string" calcext:value-type="string">
            <text:p>Componente</text:p>
          </table:table-cell>
          <table:table-cell table:style-name="ce85" office:value-type="string" calcext:value-type="string">
            <text:p>Descripción de lo que se Probará</text:p>
          </table:table-cell>
          <table:table-cell table:style-name="ce91" office:value-type="string" calcext:value-type="string" table:number-columns-spanned="2" table:number-rows-spanned="1">
            <text:p>Prerrequisitos</text:p>
          </table:table-cell>
          <table:covered-table-cell table:style-name="ce94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0" office:value-type="string" calcext:value-type="string" table:number-columns-spanned="2" table:number-rows-spanned="1">
            <text:p>&lt;&lt;CA0XX&gt;&gt;</text:p>
          </table:table-cell>
          <table:covered-table-cell table:style-name="ce78"/>
          <table:table-cell table:style-name="ce86" office:value-type="string" calcext:value-type="string">
            <text:p>&lt;&lt;Componente 1&gt;&gt;</text:p>
          </table:table-cell>
          <table:table-cell table:style-name="Default"/>
          <table:table-cell table:style-name="ce92" table:number-columns-spanned="2" table:number-rows-spanned="1"/>
          <table:covered-table-cell table:style-name="ce95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&lt;&lt;CA0YY&gt;&gt;</text:p>
          </table:table-cell>
          <table:covered-table-cell table:style-name="ce166"/>
          <table:table-cell table:style-name="ce87" office:value-type="string" calcext:value-type="string">
            <text:p>&lt;&lt;Componente 2&gt;&gt;</text:p>
          </table:table-cell>
          <table:table-cell table:style-name="ce166"/>
          <table:table-cell table:style-name="ce93" table:number-columns-spanned="2" table:number-rows-spanned="1"/>
          <table:covered-table-cell table:style-name="ce95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2"/>
          <table:table-cell table:style-name="ce80"/>
          <table:table-cell table:style-name="ce88"/>
          <table:table-cell table:style-name="ce80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CAXX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table:number-columns-repeated="4"/>
          <table:table-cell table:style-name="ce97"/>
          <table:table-cell table:style-name="ce100"/>
          <table:table-cell table:style-name="ce2" table:number-columns-repeated="2"/>
          <table:table-cell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table:number-columns-repeated="4"/>
          <table:table-cell table:style-name="ce98"/>
          <table:table-cell table:style-name="ce101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CAYY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table:number-columns-repeated="4"/>
          <table:table-cell table:style-name="ce97"/>
          <table:table-cell table:style-name="ce100"/>
          <table:table-cell/>
          <table:table-cell table:style-name="Default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table:number-columns-repeated="4"/>
          <table:table-cell table:style-name="ce98"/>
          <table:table-cell table:style-name="ce101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office:value-type="string" calcext:value-type="string">
            <text:p>Se deberá inserta una ficha, por cada caso de prueba (&lt;&lt;CAXX&gt;&gt;) definido.</text:p>
          </table:table-cell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4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5"/>
          <table:table-cell table:style-name="ce24" table:number-columns-repeated="2"/>
          <table:table-cell table:style-name="ce40"/>
          <table:table-cell table:style-name="ce41" table:number-columns-repeated="9"/>
          <table:table-cell table:number-columns-repeated="245"/>
        </table:table-row>
        <table:table-row table:style-name="ro1" table:number-rows-repeated="4">
          <table:table-cell/>
          <table:table-cell table:style-name="ce25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2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11"/>
          <table:table-cell table:style-name="ce41" table:number-columns-repeated="3"/>
          <table:table-cell table:number-columns-repeated="245"/>
        </table:table-row>
        <table:table-row table:style-name="ro1" table:number-rows-repeated="65469">
          <table:table-cell table:number-columns-repeated="259"/>
        </table:table-row>
        <table:table-row table:style-name="ro1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ewsGotT" svg:font-family="NewsGotT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6P0" style:volatile="true">
      <number:text>€</number:text>
      <number:number number:decimal-places="0" number:min-decimal-places="0" number:min-integer-digits="1" number:grouping="true"/>
    </number:number-style>
    <number:number-style style:name="N156">
      <number:text>-€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9P0" style:volatile="true">
      <number:text>€</number:text>
      <number:number number:decimal-places="2" number:min-decimal-places="2" number:min-integer-digits="1" number:grouping="true"/>
    </number:number-style>
    <number:number-style style:name="N159">
      <number:text>-€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text>€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€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€-</number:text>
      <number:number number:decimal-places="0" number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decimal-places="0" number:min-integer-digits="1" number:grouping="true"/>
      <number:text> pta</number:text>
    </number:number-style>
    <number:number-style style:name="N178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78P0"/>
    </number:number-style>
    <number:number-style style:name="N179P0" style:volatile="true">
      <number:number number:decimal-places="0" number:min-decimal-places="0" number:min-integer-digits="1" number:grouping="true"/>
      <number:text> pta</number:text>
    </number:number-style>
    <number:number-style style:name="N179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79P0"/>
    </number:number-style>
    <number:number-style style:name="N181P0" style:volatile="true">
      <number:number number:decimal-places="2" number:min-decimal-places="2" number:min-integer-digits="1" number:grouping="true"/>
      <number:text> pta</number:text>
    </number:number-style>
    <number:number-style style:name="N181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pta</number:text>
    </number:number-style>
    <number:number-style style:name="N182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82P0"/>
    </number:number-style>
    <number:number-style style:name="N186P0" style:volatile="true">
      <number:number number:decimal-places="0" number:min-decimal-places="0" number:min-integer-digits="1" number:grouping="true"/>
      <number:text> pta </number:text>
    </number:number-style>
    <number:number-style style:name="N186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86P2" style:volatile="true">
      <number:text> -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0" number:min-decimal-places="0" number:min-integer-digits="1" number:grouping="true"/>
      <number:text>       </number:text>
    </number:number-style>
    <number:number-style style:name="N19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0P2" style:volatile="true">
      <number:text> -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decimal-places="2" number:min-integer-digits="1" number:grouping="true"/>
      <number:text> pta </number:text>
    </number:number-style>
    <number:number-style style:name="N194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94P2" style:volatile="true">
      <number:text>-</number:text>
      <number:number number:decimal-places="0" number:min-decimal-places="0" number:min-integer-digits="0"/>
      <number:text> pta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     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8P2" style:volatile="true">
      <number:text>-</number:text>
      <number:number number:decimal-places="0" number:min-decimal-places="0" number:min-integer-digits="0"/>
      <number:text>  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Pts</number:text>
    </number:number-style>
    <number:number-style style:name="N200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Pts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Pts</number:text>
    </number:number-style>
    <number:number-style style:name="N203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Pts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Pts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208P2" style:volatile="true">
      <number:text> - Pts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decimal-places="2" number:min-integer-digits="1" number:grouping="true"/>
      <number:text> Pts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212P2" style:volatile="true">
      <number:text>-</number:text>
      <number:number number:decimal-places="0" number:min-decimal-places="0" number:min-integer-digits="0"/>
      <number:text> Pts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1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215P0" style:volatile="true">
      <number:text>Sí</number:text>
    </number:number-style>
    <number:number-style style:name="N215P1" style:volatile="true">
      <number:text>Sí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Verdadero</number:text>
    </number:number-style>
    <number:number-style style:name="N217P1" style:volatile="true">
      <number:text>Verdadero</number:text>
    </number:number-style>
    <number:number-style style:name="N217">
      <number:text>Fals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Activado</number:text>
    </number:number-style>
    <number:number-style style:name="N219P1" style:volatile="true">
      <number:text>Activado</number:text>
    </number:number-style>
    <number:number-style style:name="N219">
      <number:text>Desactivado</number:text>
      <style:map style:condition="value()&gt;0" style:apply-style-name="N219P0"/>
      <style:map style:condition="value()&lt;0" style:apply-style-name="N219P1"/>
    </number:number-style>
    <number:currency-style style:name="N22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1P0"/>
    </number:currency-style>
    <number:number-style style:name="N222">
      <number:number number:decimal-places="0" number:min-decimal-places="0" number:min-integer-digits="3"/>
    </number:number-style>
    <number:number-style style:name="N224P0" style:volatile="true">
      <number:text>$</number:text>
      <number:number number:decimal-places="0" number:min-decimal-places="0" number:min-integer-digits="1" number:grouping="true"/>
    </number:number-style>
    <number:number-style style:name="N224">
      <number:text>-$</number:text>
      <number:number number:decimal-places="0" number:min-decimal-places="0" number:min-integer-digits="1" number:grouping="true"/>
      <style:map style:condition="value()&gt;=0" style:apply-style-name="N224P0"/>
    </number:number-style>
    <number:number-style style:name="N225P0" style:volatile="true">
      <number:text>$</number:text>
      <number:number number:decimal-places="0" number:min-decimal-places="0" number:min-integer-digits="1" number:grouping="true"/>
    </number:number-style>
    <number:number-style style:name="N22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25P0"/>
    </number:number-style>
    <number:number-style style:name="N227P0" style:volatile="true">
      <number:text>$</number:text>
      <number:number number:decimal-places="2" number:min-decimal-places="2" number:min-integer-digits="1" number:grouping="true"/>
    </number:number-style>
    <number:number-style style:name="N227">
      <number:text>-$</number:text>
      <number:number number:decimal-places="2" number:min-decimal-places="2" number:min-integer-digits="1" number:grouping="true"/>
      <style:map style:condition="value()&gt;=0" style:apply-style-name="N227P0"/>
    </number:number-style>
    <number:number-style style:name="N228P0" style:volatile="true">
      <number:text>$</number:text>
      <number:number number:decimal-places="2" number:min-decimal-places="2" number:min-integer-digits="1" number:grouping="true"/>
    </number:number-style>
    <number:number-style style:name="N22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28P0"/>
    </number:number-style>
    <number:number-style style:name="N23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$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5in" fo:page-height="8.2673in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6693in" fo:margin-bottom="0.6693in" fo:margin-left="0.7083in" fo:margin-right="0.7083in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22:45:12.8128184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redeterminado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11-04-12T19:41:02.56</dc:date>
    <meta:printed-by>María de los Ángeles González Barroso</meta:printed-by>
    <meta:print-date>2010-12-13T10:47:01.18</meta:print-date>
    <meta:keyword>&lt;v01r00&gt;</meta:keyword>
    <dc:language>es-ES</dc:language>
    <meta:editing-cycles>125</meta:editing-cycles>
    <meta:editing-duration>PT45H31M48S</meta:editing-duration>
    <meta:document-statistic meta:table-count="2" meta:cell-count="74" meta:object-count="2"/>
    <meta:user-defined meta:name="Info 1"/>
    <meta:user-defined meta:name="Info 2"/>
    <meta:user-defined meta:name="Info 3"/>
    <meta:user-defined meta:name="Info 4"/>
  </office:meta>
</office:document-meta>
</file>